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WWNum1">
      <style:paragraph-properties fo:margin-left="0.5in" fo:margin-right="0in" fo:margin-top="0.1528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" style:family="paragraph" style:parent-style-name="Standard" style:list-style-name="WWNum1">
      <style:paragraph-properties fo:margin-top="0in" fo:margin-bottom="0in" loext:contextual-spacing="false"/>
    </style:style>
    <style:style style:name="P5" style:family="paragraph" style:parent-style-name="Standard" style:list-style-name="WWNum1">
      <style:paragraph-properties fo:margin-top="0in" fo:margin-bottom="0.1528in" loext:contextual-spacing="false"/>
    </style:style>
    <style:style style:name="P6" style:family="paragraph" style:parent-style-name="Standard">
      <style:paragraph-properties fo:margin-left="1in" fo:margin-right="0in" fo:text-indent="1in" style:auto-text-indent="false"/>
      <style:text-properties fo:color="#000000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00"/>
    </style:style>
    <style:style style:name="P8" style:family="paragraph" style:parent-style-name="Heading_20_1">
      <style:paragraph-properties fo:margin-left="0in" fo:margin-right="0in" fo:text-indent="0in" style:auto-text-indent="false"/>
    </style:style>
    <style:style style:name="P9" style:family="paragraph" style:parent-style-name="Heading_20_1" style:master-page-name="Standard">
      <style:paragraph-properties fo:margin-left="0in" fo:margin-right="0in" fo:text-indent="0in" style:auto-text-indent="false" style:page-number="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tb16qh8b7pc1"/>Exercício 1:</text:p>
      <text:p text:style-name="Standard"><text:span text:style-name="T1">As diferenças entre o meu código e do chat gpt são:</text:span></text:p>
      <text:list xml:id="list2463031421" text:style-name="WWNum1">
        <text:list-item>
          <text:p text:style-name="P2"><text:span text:style-name="T1">Classe Livro</text:span></text:p>
          <text:list>
            <text:list-item>
              <text:p text:style-name="P4"><text:span text:style-name="T1">O chat adicionou mais um atributo: private boolean emprestado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Usuário:</text:span></text:p>
          <text:list>
            <text:list-item>
              <text:p text:style-name="P4"><text:span text:style-name="T1">Adicionou um @Override que retorna uma String que contém os dados dos atributos da classe;</text:span></text:p>
            </text:list-item>
          </text:list>
        </text:list-item>
        <text:list-item>
          <text:p text:style-name="P3"><text:span text:style-name="T1">Classe emprestimo:</text:span></text:p>
          <text:list>
            <text:list-item>
              <text:p text:style-name="P4"><text:span text:style-name="T1">No código do chat, a composição funciona de forma igual a uma agregação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biblioteca:</text:span></text:p>
          <text:list>
            <text:list-item>
              <text:p text:style-name="P4"><text:span text:style-name="T1">O valor da multa é salvo em um atributo no código do chat;</text:span></text:p>
            </text:list-item>
            <text:list-item>
              <text:p text:style-name="P4"><text:span text:style-name="T1">Não há nenhuma agregação nem composição no método construtor do chat, ele apenas cria as listas;</text:span></text:p>
            </text:list-item>
            <text:list-item>
              <text:p text:style-name="P4"><text:span text:style-name="T1">Para o método adicionar livros ele usa uma agregação;</text:span></text:p>
            </text:list-item>
            <text:list-item>
              <text:p text:style-name="P4"><text:span text:style-name="T1">Para registrar um empréstimo ele faz uma composição;</text:span></text:p>
            </text:list-item>
            <text:list-item>
              <text:p text:style-name="P4"><text:span text:style-name="T1">No meu código, é mostrado a lista de todos os livros atrasados e o valor de sua multa, no do chat ele recebe os dados do empréstimo (livro e dataDevolucaoEfetiva).</text:span></text:p>
            </text:list-item>
          </text:list>
        </text:list-item>
        <text:list-item>
          <text:p text:style-name="P3"><text:span text:style-name="T1">Classe Main</text:span></text:p>
          <text:list>
            <text:list-item>
              <text:p text:style-name="P5"><text:span text:style-name="T1">Possuí uma classe Main para rodar todas as classes.</text:span></text:p>
            </text:list-item>
          </text:list>
        </text:list-item>
      </text:list>
      <text:p text:style-name="P6"/>
      <text:p text:style-name="Standard"><text:span text:style-name="T2">&gt; Conclusão:</text:span><text:span text:style-name="T1"> Acredito que não seja necessário os métodos @Override do chat e também que o código do chat não esteja de fato respeitando as regras de agregação e composição de forma prática no código. Mas em quesito prático, o código do chat gpt faz mais sentido no quesito de funcionalidade.</text:span></text:p>
      <text:p text:style-name="P1"><text:soft-page-break/></text:p>
      <text:p text:style-name="P1"/>
      <text:p text:style-name="P1"/>
      <text:p text:style-name="Heading_20_1"><text:bookmark text:name="_6p94hhrz7dfr"/>Exercício 2:</text:p>
      <text:p text:style-name="Standard"><text:span text:style-name="T1">As diferenças entre o meu código e do chat gpt são:</text:span></text:p>
      <text:list xml:id="list92255956957398" text:continue-numbering="true" text:style-name="WWNum1">
        <text:list-item>
          <text:p text:style-name="P2"><text:span text:style-name="T1">Classe Veiculo</text:span></text:p>
          <text:list>
            <text:list-item>
              <text:p text:style-name="P4"><text:span text:style-name="T1">O chat adicionou getters para todos os atributos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Motorista:</text:span></text:p>
          <text:list>
            <text:list-item>
              <text:p text:style-name="P4"><text:span text:style-name="T1">Adicionou getters para todos os atributos, no meu somente para nome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Viagem:</text:span></text:p>
          <text:list>
            <text:list-item>
              <text:p text:style-name="P4"><text:span text:style-name="T1">No código do chat existe getters para todos os atributos;</text:span></text:p>
            </text:list-item>
            <text:list-item>
              <text:p text:style-name="P4"><text:span text:style-name="T1">Não há composição no código, apenas agregação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Frota:</text:span></text:p>
          <text:list>
            <text:list-item>
              <text:p text:style-name="P4"><text:span text:style-name="T1">Não há nenhuma agregação nem composição no método construtor do chat código do chat, ele apenas cria as listas;</text:span></text:p>
            </text:list-item>
            <text:list-item>
              <text:p text:style-name="P4"><text:span text:style-name="T1">Para registrar uma viagem ele faz uma composição;</text:span></text:p>
            </text:list-item>
            <text:list-item>
              <text:p text:style-name="P4"><text:span text:style-name="T1">No método listar viagem por veículos, no meu código o método recebe por parâmetro um objeto veículo, no do chat o número da placa.</text:span></text:p>
            </text:list-item>
          </text:list>
        </text:list-item>
        <text:list-item>
          <text:p text:style-name="P3"><text:span text:style-name="T1">Classe Main</text:span></text:p>
          <text:list>
            <text:list-item>
              <text:p text:style-name="P5"><text:span text:style-name="T1">Possui uma classe Main para rodar todas as classes.</text:span></text:p>
            </text:list-item>
          </text:list>
        </text:list-item>
      </text:list>
      <text:p text:style-name="P6"><text:soft-page-break/></text:p>
      <text:p text:style-name="Standard"><text:span text:style-name="T2">&gt; Conclusão:</text:span><text:span text:style-name="T1"> Acredito novamente que não seja necessário os métodos @Override do chat e também que o código do chat não esteja de fato todas as vezes respeitando as regras de agregação e composição de forma prática como pedido no enunciado da questão. Mas existem muitas partes onde o código do chat está melhor construído e o código do chat novamente faz mais sentido no quesito de funcionalidade.</text:span></text:p>
      <text:p text:style-name="P7"/>
      <text:p text:style-name="P7"/>
      <text:p text:style-name="P7"/>
      <text:p text:style-name="P7"/>
      <text:p text:style-name="P8"><text:bookmark text:name="_ktfdl69qcdof"/><text:span text:style-name="T1">Exercício 3:</text:span></text:p>
      <text:p text:style-name="Standard"><text:span text:style-name="T1">As diferenças entre o meu código e do chat gpt são:</text:span></text:p>
      <text:list xml:id="list92258050573468" text:continue-numbering="true" text:style-name="WWNum1">
        <text:list-item>
          <text:p text:style-name="P2"><text:span text:style-name="T1">Classe Tarefa:</text:span></text:p>
          <text:list>
            <text:list-item>
              <text:p text:style-name="P4"><text:span text:style-name="T1">O chat adicionou um enum para o atributo estado;</text:span></text:p>
            </text:list-item>
            <text:list-item>
              <text:p text:style-name="P4"><text:span text:style-name="T1">O chat adicionou getters para todos os atributos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Funcionario:</text:span></text:p>
          <text:list>
            <text:list-item>
              <text:p text:style-name="P4"><text:span text:style-name="T1">Adicionou getters para todos os atributos, no meu somente para nome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Projeto:</text:span></text:p>
          <text:list>
            <text:list-item>
              <text:p text:style-name="P4"><text:span text:style-name="T1">Não há composição e nem agregação no método construtor do código do chat;</text:span></text:p>
            </text:list-item>
            <text:list-item>
              <text:p text:style-name="P4"><text:span text:style-name="T1">Os métodos de os métodos de alocação de funcionários, adição de tarefas e geração de relatórios de progresso são feitos aqui e não na classe projeto. Ele possui dois métodos para gerar relatorios: gerarRelatorioProgresso(), gerarRelatorioAlocacao(). </text:span></text:p>
            </text:list-item>
          </text:list>
        </text:list-item>
        <text:list-item>
          <text:p text:style-name="P3"><text:span text:style-name="T1">Classe Empresa:</text:span></text:p>
          <text:list>
            <text:list-item>
              <text:p text:style-name="P4"><text:span text:style-name="T1">Não há nenhuma agregação no método construtor do chat código do chat, ele apenas cria o objeto das listas;</text:span></text:p>
            </text:list-item>
            <text:list-item>
              <text:p text:style-name="P4"><text:span text:style-name="T1">Ele cria métodos para alocação de funcionários, adição de tarefas e geração de relatórios também, e chama os métodos de mesmo nome dentro da classe projeto;</text:span></text:p>
            </text:list-item>
            <text:list-item>
              <text:p text:style-name="P4"><text:soft-page-break/><text:span text:style-name="T1">Ele criou um método para encontrar os projetos por nome e ver se eles existem e usa esse método em outros métodos da própria classe.</text:span></text:p>
            </text:list-item>
          </text:list>
        </text:list-item>
        <text:list-item>
          <text:p text:style-name="P3"><text:span text:style-name="T1">Classe Main</text:span></text:p>
          <text:list>
            <text:list-item>
              <text:p text:style-name="P5"><text:span text:style-name="T1">Possui uma classe Main para rodar todas as classes.</text:span></text:p>
            </text:list-item>
          </text:list>
        </text:list-item>
      </text:list>
      <text:p text:style-name="P6"/>
      <text:p text:style-name="Standard"><text:span text:style-name="T2">&gt; Conclusão:</text:span><text:span text:style-name="T1"> Acredito novamente que não seja necessário os métodos @Override do chat e não seja necessário tantos getters e o chat novamente não respeita totalmente as agregações e composições exigidas pelo enunciado. Acredito que a forma que ele criou os métodos da classe empresa seja uma forma interessante, mas não acredito que seja necessário fazê-los assim.</text:span></text:p>
      <text:p text:style-name="P1"/>
      <text:p text:style-name="P8"><text:bookmark text:name="_lxhvv5hmqdf3"/><text:span text:style-name="T1">Exercício 4:</text:span></text:p>
      <text:p text:style-name="Standard"><text:span text:style-name="T1">As diferenças entre o meu código e do chat gpt são:</text:span></text:p>
      <text:list xml:id="list92257472582141" text:continue-numbering="true" text:style-name="WWNum1">
        <text:list-item>
          <text:p text:style-name="P2"><text:span text:style-name="T1">Classe Quarto:</text:span></text:p>
          <text:list>
            <text:list-item>
              <text:p text:style-name="P4"><text:span text:style-name="T1">O chat adicionou um enum para o atributo tipo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Cliente:</text:span></text:p>
          <text:list>
            <text:list-item>
              <text:p text:style-name="P4"><text:span text:style-name="T1">Adicionou getters para todos os atributos, no meu somente para nome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Reserva:</text:span></text:p>
          <text:list>
            <text:list-item>
              <text:p text:style-name="P4"><text:span text:style-name="T1">Adicionou um @Override que retorna uma String que contém os dados dos atributos da classe;</text:span></text:p>
            </text:list-item>
            <text:list-item>
              <text:p text:style-name="P4"><text:span text:style-name="T1">Não existe método getDataCheckOut() no meu código.</text:span></text:p>
            </text:list-item>
          </text:list>
        </text:list-item>
        <text:list-item>
          <text:p text:style-name="P3"><text:span text:style-name="T1">Classe Hotel:</text:span></text:p>
          <text:list>
            <text:list-item>
              <text:p text:style-name="P4"><text:span text:style-name="T1">Não há nenhuma agregação no método construtor do chat código do chat, ele apenas cria o objeto das listas;</text:span></text:p>
            </text:list-item>
            <text:list-item>
              <text:p text:style-name="P4"><text:span text:style-name="T1">O método fazer reserva no meu código faz uma agregação, no do chat composição;</text:span></text:p>
            </text:list-item>
            <text:list-item>
              <text:p text:style-name="P4"><text:span text:style-name="T1">Para listar os tipos ele usa o seguinte como parâmetro (Quarto.Tipo tipo);</text:span></text:p>
            </text:list-item>
            <text:list-item>
              <text:p text:style-name="P4"><text:soft-page-break/><text:span text:style-name="T1">Para cancelar a reserva, ele recebe o número do quarto, no meu recebo o quarto em si;</text:span></text:p>
            </text:list-item>
            <text:list-item>
              <text:p text:style-name="P4"><text:span text:style-name="T1">Ele vai criar dois métodos a mais, um para ver se o quarto existe, recebendo por parâmetro o número dele e outro método que vai ver se a reserva existe recebendo também o número do quarto por parâmetro. Esses métodos são utilizados pelos outros métodos da classe;</text:span></text:p>
            </text:list-item>
            <text:list-item>
              <text:p text:style-name="P4"><text:span text:style-name="T1">Na geração de relatórios ele printa o objeto reserva.</text:span></text:p>
            </text:list-item>
          </text:list>
        </text:list-item>
        <text:list-item>
          <text:p text:style-name="P3"><text:span text:style-name="T1">Classe Main</text:span></text:p>
          <text:list>
            <text:list-item>
              <text:p text:style-name="P5"><text:span text:style-name="T1">Possui uma classe Main para rodar todas as classes.</text:span></text:p>
            </text:list-item>
          </text:list>
        </text:list-item>
      </text:list>
      <text:p text:style-name="P6"/>
      <text:p text:style-name="Standard"><text:span text:style-name="T2">&gt; Conclusão:</text:span><text:span text:style-name="T1"> O código do chat possui uma construção um pouco diferente e um pouco mais completa. Acredito novamente que não seja necessário tudo isso, mas o funcionamento e a lógica dos parâmetros dos métodos no código do chat é mais bem feita.</text:span></text:p>
      <text:p text:style-name="P1"/>
      <text:p text:style-name="P8"><text:bookmark text:name="_wwyombf72liw"/><text:span text:style-name="T1">Exercício 5:</text:span></text:p>
      <text:p text:style-name="Standard"><text:span text:style-name="T1">As diferenças entre o meu código e do chat gpt são:</text:span></text:p>
      <text:list xml:id="list92256753587456" text:continue-numbering="true" text:style-name="WWNum1">
        <text:list-item>
          <text:p text:style-name="P2"><text:span text:style-name="T1">Classe Produto:</text:span></text:p>
          <text:list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Cliente:</text:span></text:p>
          <text:list>
            <text:list-item>
              <text:p text:style-name="P4"><text:span text:style-name="T1">Adicionou getters para todos os atributos;</text:span></text:p>
            </text:list-item>
            <text:list-item>
              <text:p text:style-name="P4"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CarrinhoDeCompras:</text:span></text:p>
          <text:list>
            <text:list-item>
              <text:p text:style-name="P4"><text:span text:style-name="T1">Adicionou um @Override que retorna uma String que contém os dados dos atributos da classe;</text:span></text:p>
            </text:list-item>
            <text:list-item>
              <text:p text:style-name="P4"><text:span text:style-name="T1">Ele cria os métodos para adicionar e remover produtos e para calcular o total do preço do carrinho dentro da classe.</text:span></text:p>
            </text:list-item>
          </text:list>
        </text:list-item>
        <text:list-item>
          <text:p text:style-name="P3"><text:span text:style-name="T1">Classe Pedido:</text:span></text:p>
          <text:list>
            <text:list-item>
              <text:p text:style-name="P4"><text:span text:style-name="T1">Ele adiciona um enum para o atributo status;</text:span></text:p>
            </text:list-item>
            <text:list-item>
              <text:p text:style-name="P4"><text:span text:style-name="T1">Ele não compõe um carrinho de compras, mas o agrega;</text:span></text:p>
            </text:list-item>
            <text:list-item>
              <text:p text:style-name="P4"><text:soft-page-break/><text:span text:style-name="T1">Adicionou um @Override que retorna uma String que contém os dados dos atributos da classe.</text:span></text:p>
            </text:list-item>
          </text:list>
        </text:list-item>
        <text:list-item>
          <text:p text:style-name="P3"><text:span text:style-name="T1">Classe LojaVirtual:</text:span></text:p>
          <text:list>
            <text:list-item>
              <text:p text:style-name="P4"><text:span text:style-name="T1">No código do chat possui todos os métodos exigidos pelo exercício, esse métodos chamas os métodos de mesmo nome que estão dentro da classe pedido;</text:span></text:p>
            </text:list-item>
            <text:list-item>
              <text:p text:style-name="P4"><text:span text:style-name="T1">O chat adicionou um outro método para encontrar um produto por nome, que é utilizado pelos outros métodos da classe;</text:span></text:p>
            </text:list-item>
            <text:list-item>
              <text:p text:style-name="P4"><text:span text:style-name="T1">Na hora de gerar relatórios ele printa a classe pedido.</text:span></text:p>
            </text:list-item>
          </text:list>
        </text:list-item>
        <text:list-item>
          <text:p text:style-name="P3"><text:span text:style-name="T1">Classe Main</text:span></text:p>
          <text:list>
            <text:list-item>
              <text:p text:style-name="P5"><text:span text:style-name="T1">Possui uma classe Main para rodar todas as classes.</text:span></text:p>
            </text:list-item>
          </text:list>
        </text:list-item>
      </text:list>
      <text:p text:style-name="P6"/>
      <text:p text:style-name="Standard"><text:span text:style-name="T2">&gt; Conclusão:</text:span><text:span text:style-name="T1"> Existe uma troca no código do chat, onde algumas vezes ele faz uma agregação no lugar de uma composição, mas de modo geral o código do chat é funcional e possui uma construção dos métodos de uma forma melhor e mais comple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c4043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0in" fo:margin-top="0.1528in" fo:margin-bottom="0.1528in" loext:contextual-spacing="false" fo:line-height="11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keep-together="always" fo:text-indent="0in" style:auto-text-indent="false" fo:keep-with-next="always"/>
      <style:text-properties fo:color="#000000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9" meta:word-count="1310" meta:character-count="7262" meta:non-whitespace-character-count="6134"/>
    <meta:generator>LibreOfficeDev/6.0.5.2$Linux_X86_64 LibreOffice_project/</meta:generator>
  </office:meta>
</office:document-meta>
</file>